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e8b686"/>
    </style:style>
    <style:style style:name="P84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text-underline-style="none" officeooo:rsid="0ee1abbb"/>
    </style:style>
    <style:style style:name="T214" style:family="text">
      <style:text-properties fo:color="#000000" loext:opacity="100%" style:text-line-through-style="none" style:text-line-through-type="none" style:text-underline-style="none" officeooo:rsid="0ee5411e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8" style:family="text">
      <style:text-properties fo:color="#000000" loext:opacity="100%" fo:language="nl" fo:country="NL" officeooo:rsid="0eec335e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ef1c926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eeb5b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officeooo:rsid="004804ae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officeooo:rsid="047da547"/>
    </style:style>
    <style:style style:name="T32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2" style:family="text">
      <style:text-properties style:use-window-font-color="true" loext:opacity="0%" style:font-name="Liberation Sans" fo:font-size="12pt" style:font-size-asian="12pt" style:font-size-complex="12pt"/>
    </style:style>
    <style:style style:name="T343" style:family="text">
      <style:text-properties officeooo:rsid="04473353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aace3cd"/>
    </style:style>
    <style:style style:name="T348" style:family="text">
      <style:text-properties officeooo:rsid="0b952edb"/>
    </style:style>
    <style:style style:name="T349" style:family="text">
      <style:text-properties fo:font-size="8pt" style:font-size-asian="8pt" style:font-size-complex="8pt" loext:padding="0.049cm" loext:border="0.31pt solid #000000"/>
    </style:style>
    <style:style style:name="T350" style:family="text">
      <style:text-properties officeooo:rsid="0cf7e116"/>
    </style:style>
    <style:style style:name="T351" style:family="text">
      <style:text-properties officeooo:rsid="01657261" style:font-size-complex="12pt"/>
    </style:style>
    <style:style style:name="T352" style:family="text">
      <style:text-properties officeooo:rsid="0e5635a7"/>
    </style:style>
    <style:style style:name="T353" style:family="text">
      <style:text-properties officeooo:rsid="0e56c5f4"/>
    </style:style>
    <style:style style:name="T354" style:family="text">
      <style:text-properties officeooo:rsid="0e80285f"/>
    </style:style>
    <style:style style:name="T355" style:family="text">
      <style:text-properties officeooo:rsid="0e838e2a"/>
    </style:style>
    <style:style style:name="T356" style:family="text">
      <style:text-properties officeooo:rsid="0e83c34e"/>
    </style:style>
    <style:style style:name="T35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fo:color="#808080" loext:opacity="100%" style:font-name="Liberation Sans" fo:font-size="12pt" style:font-size-asian="12pt" style:font-size-complex="12pt"/>
    </style:style>
    <style:style style:name="T37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3" style:family="text">
      <style:text-properties officeooo:rsid="0ee1abbb"/>
    </style:style>
    <style:style style:name="T3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officeooo:rsid="0eec335e"/>
    </style:style>
    <style:style style:name="T376" style:family="text">
      <style:text-properties officeooo:rsid="0ef1c926"/>
    </style:style>
    <style:style style:name="T377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242">C</text:span></text:span><text:span text:style-name="Strong_20_Emphasis"><text:span text:style-name="T241">hecklist voor </text:span></text:span><text:span text:style-name="Strong_20_Emphasis"><text:span text:style-name="T243">de installatie</text:span></text:span><text:span text:style-name="Strong_20_Emphasis"><text:span text:style-name="T241"> van </text:span></text:span><text:reference-mark-start text:name="Distributie"/><text:span text:style-name="Strong_20_Emphasis"><text:span text:style-name="T244">Ubuntu</text:span></text:span><text:reference-mark-end text:name="Distributie"/><text:span text:style-name="Strong_20_Emphasis"><text:span text:style-name="T244"> </text:span></text:span><text:reference-mark-start text:name="Versie"/><text:span text:style-name="Strong_20_Emphasis"><text:span text:style-name="T245">2</text:span></text:span><text:span text:style-name="Strong_20_Emphasis"><text:span text:style-name="T249">2</text:span></text:span><text:span text:style-name="Strong_20_Emphasis"><text:span text:style-name="T246">.04</text:span></text:span><text:reference-mark-end text:name="Versie"/><text:span text:style-name="Strong_20_Emphasis"><text:span text:style-name="T250"> </text:span></text:span><text:span text:style-name="Strong_20_Emphasis"><text:span text:style-name="T251">LTS</text:span></text:span><text:span text:style-name="Strong_20_Emphasis"><text:span text:style-name="T251"><text:note text:id="ftn1" text:note-class="footnote"><text:note-citation>1</text:note-citation><text:note-body><text:p text:style-name="P83"><text:span text:style-name="T272">LTS</text:span><text:span text:style-name="T280"> </text:span><text:span text:style-name="T281">staat voor</text:span><text:span text:style-name="T279"> </text:span><text:span text:style-name="T272">Long-Term Support, langetermijnondersteuning, </text:span><text:span text:style-name="T282">en </text:span><text:span text:style-name="T283">d</text:span><text:span text:style-name="T282">eze </text:span><text:span text:style-name="T282"><text:reference-ref text:reference-format="text" text:ref-name="Distributie">Ubuntu</text:reference-ref></text:span><text:span text:style-name="T282"><text:s/></text:span><text:span text:style-name="T282"><text:reference-ref text:reference-format="text" text:ref-name="Versie">22.04</text:reference-ref></text:span><text:span text:style-name="T282"><text:s/>LTS </text:span><text:span text:style-name="T284">(codenaam </text:span><text:span text:style-name="T285">j</text:span><text:span text:style-name="T374">ammy</text:span><text:span text:style-name="T284">) </text:span><text:span text:style-name="T281">van</text:span><text:span text:style-name="T278"> </text:span><text:span text:style-name="T276">april</text:span><text:span text:style-name="T274"> 202</text:span><text:span text:style-name="T276">2 </text:span><text:span text:style-name="T272">wordt </text:span><text:span text:style-name="T273">vijf</text:span><text:span text:style-name="T272"> jaar onder</text:span><text:span text:style-name="T278">houden</text:span><text:span text:style-name="T277"> </text:span><text:span text:style-name="T272">tot </text:span><text:span text:style-name="T276">april</text:span><text:span text:style-name="T271"> </text:span><text:span text:style-name="T272">202</text:span><text:span text:style-name="T276">7</text:span><text:span text:style-name="T275">.</text:span></text:p></text:note-body></text:note></text:span></text:span><text:span text:style-name="Strong_20_Emphasis"><text:span text:style-name="T252"> </text:span></text:span><text:reference-mark-start text:name="Editie"/><text:span text:style-name="Strong_20_Emphasis"><text:span text:style-name="T253">d</text:span></text:span><text:span text:style-name="Strong_20_Emphasis"><text:span text:style-name="T247">esktop</text:span></text:span><text:reference-mark-end text:name="Editie"/><text:span text:style-name="Strong_20_Emphasis"><text:span text:style-name="T248">.</text:span></text:span></text:p>
      <text:p text:style-name="P10"/>
      <text:p text:style-name="P71"><text:span text:style-name="T75">Kijk op</text:span><text:span text:style-name="T241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1"> </text:span><text:span text:style-name="T316">voor</text:span><text:span text:style-name="T317"> </text:span><text:span text:style-name="T318">deze en andere </text:span><text:span text:style-name="T319">Linux documenten</text:span><text:span text:style-name="T105">, scripts, </text:span><text:span text:style-name="T106">en informatie</text:span><text:span text:style-name="T105">.</text:span></text:p>
      <text:p text:style-name="P11"/>
      <text:p text:style-name="P41"><text:span text:style-name="T69">D</text:span><text:span text:style-name="T68">it is een invulbare PD</text:span><text:span text:style-name="T70">F</text:span><text:span text:style-name="T68"> met tekst- en keuzevakken; </text:span><text:span text:style-name="T71">a</text:span><text:span text:style-name="T68">fdrukken is niet noodzakelijk.</text:span></text:p>
      <text:p text:style-name="P12"/>
      <text:p text:style-name="P9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20">(zie toelichting)</text:span><text:span text:style-name="T17">:</text:span></text:p>
      <text:p text:style-name="P2"><text:span text:style-name="Definition"><text:span text:style-name="T337">g</text:span></text:span><text:span text:style-name="Definition"><text:span text:style-name="T336">ebruiker</text:span></text:span><text:span text:style-name="Definition"><text:span text:style-name="T325"><text:tab/><text:tab/></text:span></text:span><text:span text:style-name="Definition"><text:span text:style-name="T342"> <text:tab/><text:tab/></text:span></text:span><text:span text:style-name="T326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26"><text:tab/></text:span><text:span text:style-name="T327">(</text:span><text:span text:style-name="T322">volledige naam, bijv. </text:span><text:span text:style-name="T324">J</text:span><text:span text:style-name="T341">a</text:span><text:span text:style-name="T324">n </text:span><text:span text:style-name="T341">Jansen</text:span><text:span text:style-name="T323">)</text:span></text:p>
      <text:p text:style-name="Standard"><text:span text:style-name="Definition"><text:span text:style-name="T337">g</text:span></text:span><text:span text:style-name="Definition"><text:span text:style-name="T336">ebruikersnaam</text:span></text:span><text:span text:style-name="Definition"><text:span text:style-name="T321"><text:tab/></text:span></text:span><text:span text:style-name="Definition"><text:span text:style-name="T321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21"><text:tab/></text:span></text:span><text:span text:style-name="T9">(korte naam, bijv. </text:span><text:span text:style-name="T256">j</text:span><text:span text:style-name="T257">an</text:span><text:span text:style-name="T9">)</text:span></text:p>
      <text:p text:style-name="P1"><text:span text:style-name="Definition"><text:span text:style-name="T339">c</text:span></text:span><text:span text:style-name="Definition"><text:span text:style-name="T338">omputernaam</text:span></text:span><text:span text:style-name="Definition"><text:span text:style-name="T328"><text:tab/><text:tab/></text:span></text:span><text:span text:style-name="Definition"><text:span text:style-name="T326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26"><text:tab/></text:span></text:span><text:span text:style-name="Definition"><text:span text:style-name="T329">(</text:span></text:span><text:span text:style-name="Definition"><text:span text:style-name="T330">naam van de compute</text:span></text:span><text:span text:style-name="Definition"><text:span text:style-name="T331">r, </text:span></text:span><text:span text:style-name="Definition"><text:span text:style-name="T332">bijv. </text:span></text:span><text:span text:style-name="Definition"><text:span text:style-name="T333">pc02</text:span></text:span><text:span text:style-name="Definition"><text:span text:style-name="T329">)</text:span></text:span></text:p>
      <text:p text:style-name="P1"><text:span text:style-name="Definition"><text:span text:style-name="T337">o</text:span></text:span><text:span text:style-name="Definition"><text:span text:style-name="T336">pstartmenu</text:span></text:span><text:span text:style-name="Definition"><text:span text:style-name="T326"><text:tab/><text:tab/><text:tab/></text:span></text:span><text:span text:style-name="Definition"><text:span text:style-name="T326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26"><text:tab/></text:span></text:span><text:span text:style-name="Definition"><text:span text:style-name="T329">(</text:span></text:span><text:span text:style-name="Definition"><text:span text:style-name="T330">to</text:span></text:span><text:span text:style-name="Definition"><text:span text:style-name="T334">ets voor het opstartmedium</text:span></text:span><text:span text:style-name="Definition"><text:span text:style-name="T335">)</text:span></text:span></text:p>
      <text:p text:style-name="P6"><text:span text:style-name="Definition"><text:span text:style-name="T339">i</text:span></text:span><text:span text:style-name="Definition"><text:span text:style-name="T340">nstellingen</text:span></text:span><text:span text:style-name="T329"><text:tab/><text:tab/> <text:tab/></text:span><text:span text:style-name="T329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29"><text:tab/>(</text:span><text:span text:style-name="T330">toets voor het UEFI-BIOS-scherm</text:span><text:span text:style-name="T329">)</text:span></text:p>
      <text:p text:style-name="P3"><text:span text:style-name="Definition"><text:span text:style-name="T358">g</text:span></text:span><text:span text:style-name="Definition"><text:span text:style-name="T357">ebruiker</text:span></text:span><text:span text:style-name="Definition"><text:span text:style-name="T359">2</text:span></text:span><text:span text:style-name="Definition"><text:span text:style-name="T360"><text:tab/></text:span></text:span><text:span text:style-name="Definition"><text:span text:style-name="T370"> <text:tab/><text:tab/></text:span></text:span><text:span text:style-name="T361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61"><text:tab/></text:span><text:span text:style-name="T362">(</text:span><text:span text:style-name="T363">volledige naam </text:span><text:span text:style-name="T364">evt. 2</text:span><text:span text:style-name="T371">e</text:span><text:span text:style-name="T364"> gebruiker</text:span><text:span text:style-name="T365">)</text:span></text:p>
      <text:p text:style-name="P72"><text:span text:style-name="Definition"><text:span text:style-name="T358">g</text:span></text:span><text:span text:style-name="Definition"><text:span text:style-name="T357">ebruikersnaam</text:span></text:span><text:span text:style-name="Definition"><text:span text:style-name="T359">2</text:span></text:span><text:span text:style-name="Definition"><text:span text:style-name="T366"><text:tab/></text:span></text:span><text:span text:style-name="Definition"><text:span text:style-name="T366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66"><text:tab/></text:span></text:span><text:span text:style-name="T367">(korte naam</text:span><text:span text:style-name="T368"> </text:span><text:span text:style-name="T369">evt. 2</text:span><text:span text:style-name="T372">e</text:span><text:span text:style-name="T369"> gebruiker</text:span><text:span text:style-name="T367">)</text:span></text:p>
      <text:p text:style-name="P3"><text:span text:style-name="T258">Vervang </text:span><text:span text:style-name="Definition"><text:span text:style-name="T11">schuingedrukte</text:span></text:span><text:span text:style-name="T258"> </text:span><text:span text:style-name="T259">woorden </text:span><text:span text:style-name="T258">in deze checklist door </text:span><text:span text:style-name="T259">boven</text:span><text:span text:style-name="T258">staande waarden.</text:span></text:p>
      <text:p text:style-name="P5"/>
      <text:p text:style-name="P5"/>
      <text:p text:style-name="P4"><text:span text:style-name="T267">Nog niet op Linux?</text:span><text:span text:style-name="T260"><text:tab/></text:span><text:span text:style-name="T264"><text:tab/></text:span><text:span text:style-name="T265">G</text:span><text:span text:style-name="T261">ebruik </text:span><text:span text:style-name="Strong_20_Emphasis"><text:span text:style-name="T268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2"> onder </text:span><text:span text:style-name="T266">Linux</text:span><text:span text:style-name="T263">.</text:span></text:p>
      <text:p text:style-name="P42"><text:span text:style-name="T227">Nieuwe installatie?</text:span><text:span text:style-name="T222"><text:tab/></text:span><text:span text:style-name="T224"></text:span><text:span text:style-name="T226"><text:tab/></text:span><text:span text:style-name="T225">B</text:span><text:span text:style-name="T222">egin bij hoofdstuk </text:span><text:span text:style-name="T227"><text:bookmark-ref text:reference-format="page" text:ref-name="__RefNumPara__4009_1271708128">2</text:bookmark-ref></text:span><text:span text:style-name="T222"><text:s text:c="2"/></text:span><text:span text:style-name="T228"><text:bookmark-ref text:reference-format="text" text:ref-name="__RefNumPara__4009_1271708128">Installatie uitvoeren</text:bookmark-ref></text:span><text:span text:style-name="T223">.</text:span></text:p>
      <text:p text:style-name="P25"/>
      <text:p text:style-name="P25"/>
      <text:list xml:id="list2315168470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0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3"><text:note text:id="ftn4" text:note-class="footnote"><text:note-citation>4</text:note-citation><text:note-body><text:p text:style-name="P67"><text:span text:style-name="T221">D</text:span>e <text:span text:style-name="T349">Super</text:span>-toets <text:span text:style-name="T377">zit linksonder op het toetsenbord en </text:span>heeft een logo in plaats van alleen letter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4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4"/>
      <text:list xml:id="list75206313804634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25">Start de computer op vanaf </text:span><text:span text:style-name="T286">een </text:span><text:span text:style-name="T286"><text:reference-ref text:reference-format="text" text:ref-name="Distributie">Ubuntu</text:reference-ref></text:span><text:span text:style-name="T286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6"><text:span text:style-name="T343">Vanaf ee</text:span>n Live <text:span text:style-name="T373">usb</text:span><text:span text:style-name="T347">-stick </text:span><text:span text:style-name="T352">(</text:span><text:span text:style-name="T347">of </text:span><text:span text:style-name="T353">dvd</text:span><text:span text:style-name="T352">)</text:span><text:span text:style-name="T19"> </text:span>kunt <text:span text:style-name="T343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3">usb</text:span><text:span text:style-name="T212">-stick</text:span><text:span text:style-name="T212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57">-beeldbestand</text:span></text:span><text:span text:style-name="Strong_20_Emphasis"><text:span text:style-name="T33"> </text:span></text:span><text:span text:style-name="Strong_20_Emphasis"><text:span text:style-name="T55">(.iso) </text:span></text:span><text:span text:style-name="Strong_20_Emphasis"><text:span text:style-name="T33">vanaf </text:span></text:span><text:a xlink:type="simple" xlink:href="https://nl.releases.ubuntu.com/" text:style-name="Internet_20_link" text:visited-style-name="Visited_20_Internet_20_Link"><text:span text:style-name="Strong_20_Emphasis"><text:span text:style-name="T345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5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20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</text:span></text:span><text:span text:style-name="Strong_20_Emphasis"><text:span text:style-name="T54">usb</text:span></text:span><text:span text:style-name="Strong_20_Emphasis"><text:span text:style-name="T30">-stick </text:span></text:span><text:span text:style-name="Strong_20_Emphasis"><text:span text:style-name="T58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6">Zoek</text:span></text:span><text:span text:style-name="Strong_20_Emphasis"><text:span text:style-name="T29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9">Schijven</text:span></text:span><text:span text:style-name="Strong_20_Emphasis"><text:span text:style-name="T38">. Selecteer de </text:span></text:span><text:span text:style-name="Strong_20_Emphasis"><text:span text:style-name="T52">usb</text:span></text:span><text:span text:style-name="Strong_20_Emphasis"><text:span text:style-name="T38">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38"> </text:span></text:span><text:span text:style-name="Strong_20_Emphasis"><text:span text:style-name="T64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4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Strong_20_Emphasis"><text:span text:style-name="T53">cd</text:span></text:span><text:span text:style-name="T22">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4">Terugzetten starten</text:span></text:span><text:span text:style-name="Strong_20_Emphasis"><text:span text:style-name="T38"> en vervolgens op </text:span></text:span><text:span text:style-name="Strong_20_Emphasis"><text:span text:style-name="T64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44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 </text:span><text:span text:style-name="T214">of dvd.</text:span></text:p>
            <text:p text:style-name="P44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51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6">Kies</text:span></text:span><text:span text:style-name="Strong_20_Emphasis"><text:span text:style-name="T76"> </text:span></text:span><text:span text:style-name="Strong_20_Emphasis"><text:span text:style-name="T157">als</text:span></text:span><text:span text:style-name="Strong_20_Emphasis"><text:span text:style-name="T77"> </text:span></text:span><text:span text:style-name="Strong_20_Emphasis"><text:span text:style-name="T78">mogelijk</text:span></text:span><text:span text:style-name="Strong_20_Emphasis"><text:span text:style-name="T76"> </text:span></text:span><text:span text:style-name="Strong_20_Emphasis"><text:span text:style-name="T79">met pijltjes-toetsen</text:span></text:span><text:span text:style-name="Strong_20_Emphasis"><text:span text:style-name="T80"> </text:span></text:span><text:span text:style-name="Strong_20_Emphasis"><text:span text:style-name="T178">Nederlands</text:span></text:span><text:span text:style-name="Strong_20_Emphasis"><text:span text:style-name="T81"> </text:span></text:span><text:span text:style-name="Strong_20_Emphasis"><text:span text:style-name="T79">en druk op </text:span></text:span><text:span text:style-name="Strong_20_Emphasis"><text:span text:style-name="T82">de </text:span></text:span><text:span text:style-name="Strong_20_Emphasis"><text:span text:style-name="T83">Enter</text:span></text:span><text:span text:style-name="Strong_20_Emphasis"><text:span text:style-name="T82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0">Kies </text:span><text:span text:style-name="T269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4">Als </text:span></text:span><text:span text:style-name="Strong_20_Emphasis"><text:span text:style-name="T85">het </text:span></text:span><text:span text:style-name="Strong_20_Emphasis"><text:span text:style-name="T86">het scherm </text:span></text:span><text:span text:style-name="Strong_20_Emphasis"><text:span text:style-name="T185">Draadloos</text:span></text:span><text:span text:style-name="Strong_20_Emphasis"><text:span text:style-name="T86"> </text:span></text:span><text:span text:style-name="Strong_20_Emphasis"><text:span text:style-name="T85">verschijnt, </text:span></text:span><text:span text:style-name="Strong_20_Emphasis"><text:span text:style-name="T87">kies</text:span></text:span><text:span text:style-name="Strong_20_Emphasis"><text:span text:style-name="T86"> </text:span></text:span><text:span text:style-name="Strong_20_Emphasis"><text:span text:style-name="T109">het</text:span></text:span><text:span text:style-name="Strong_20_Emphasis"><text:span text:style-name="T87"> draadloos netwerk, maak </text:span></text:span><text:span text:style-name="Strong_20_Emphasis"><text:span text:style-name="T75">verbinding, </text:span></text:span><text:span text:style-name="Strong_20_Emphasis"><text:span text:style-name="T88">en klik</text:span></text:span><text:span text:style-name="Strong_20_Emphasis"><text:span text:style-name="T75"> </text:span></text:span><text:span text:style-name="Strong_20_Emphasis"><text:span text:style-name="T89">op </text:span></text:span><text:span text:style-name="Strong_20_Emphasis"><text:span text:style-name="T181">Verder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2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88">het gewenste </text:span></text:span><text:span text:style-name="Strong_20_Emphasis"><text:span text:style-name="T303">Installatie typ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70"><text:span text:style-name="Strong_20_Emphasis"><text:span text:style-name="T289">K</text:span></text:span><text:span text:style-name="Strong_20_Emphasis"><text:span text:style-name="T92">lik </text:span></text:span><text:span text:style-name="Strong_20_Emphasis"><text:span text:style-name="T93">op</text:span></text:span><text:span text:style-name="Strong_20_Emphasis"><text:span text:style-name="T92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92">, </text:span></text:span><text:span text:style-name="Strong_20_Emphasis"><text:span text:style-name="T104">of klik op </text:span></text:span><text:span text:style-name="Strong_20_Emphasis"><text:span text:style-name="T179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4">ontroleer de </text:span></text:span><text:span text:style-name="Strong_20_Emphasis"><text:span text:style-name="T95">voorgestelde </text:span></text:span><text:span text:style-name="Strong_20_Emphasis"><text:span text:style-name="T94">schijfindelin</text:span></text:span><text:span text:style-name="Strong_20_Emphasis"><text:span text:style-name="T96">g,</text:span></text:span><text:span text:style-name="Strong_20_Emphasis"><text:span text:style-name="T94"> </text:span></text:span><text:span text:style-name="Strong_20_Emphasis"><text:span text:style-name="T97">kies de gewenste schijf, </text:span></text:span><text:span text:style-name="Strong_20_Emphasis"><text:span text:style-name="T9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Wilt u deze aanpassingen wegschrijven naar de schijven? </text:span></text:span><text:span text:style-name="Strong_20_Emphasis"><text:span text:style-name="T98">controleer de </text:span></text:span><text:span text:style-name="Strong_20_Emphasis"><text:span text:style-name="T99">partities</text:span></text:span><text:span text:style-name="Strong_20_Emphasis"><text:span text:style-name="T98"> </text:span></text:span><text:span text:style-name="Strong_20_Emphasis"><text:span text:style-name="T100">die </text:span></text:span><text:span text:style-name="Strong_20_Emphasis"><text:span text:style-name="T101">geformatteerd</text:span></text:span><text:span text:style-name="Strong_20_Emphasis"><text:span text:style-name="T100"> worden </text:span></text:span><text:span text:style-name="Strong_20_Emphasis"><text:span text:style-name="T98">en </text:span></text:span><text:span text:style-name="Strong_20_Emphasis"><text:span text:style-name="T90">klik </text:span></text:span><text:span text:style-name="Strong_20_Emphasis"><text:span text:style-name="T92">op </text:span></text:span><text:span text:style-name="Strong_20_Emphasis"><text:span text:style-name="T18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2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0">O</text:span></text:span><text:span text:style-name="Strong_20_Emphasis"><text:span text:style-name="T291">p </text:span></text:span><text:span text:style-name="Strong_20_Emphasis"><text:span text:style-name="T292">het </text:span></text:span><text:span text:style-name="Strong_20_Emphasis"><text:span text:style-name="T293">scherm </text:span></text:span><text:span text:style-name="Strong_20_Emphasis"><text:span text:style-name="T304">Waar bevindt u zich?</text:span></text:span><text:span text:style-name="Strong_20_Emphasis"><text:span text:style-name="T293"> </text:span></text:span><text:span text:style-name="Strong_20_Emphasis"><text:span text:style-name="T294">controleer </text:span></text:span><text:span text:style-name="Strong_20_Emphasis"><text:span text:style-name="T295">de </text:span></text:span><text:span text:style-name="Strong_20_Emphasis"><text:span text:style-name="T294">locatie en </text:span></text:span><text:span text:style-name="Strong_20_Emphasis"><text:span text:style-name="T290">klik </text:span></text:span><text:span text:style-name="Strong_20_Emphasis"><text:span text:style-name="T293">op </text:span></text:span><text:span text:style-name="Strong_20_Emphasis"><text:span text:style-name="T304">Verder</text:span></text:span><text:span text:style-name="Strong_20_Emphasis"><text:span text:style-name="T29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2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5">Op </text:span><text:span text:style-name="T306">het </text:span><text:span text:style-name="T304">scherm </text:span><text:span text:style-name="Strong_20_Emphasis"><text:span text:style-name="T304">Wie bent u?</text:span></text:span><text:span text:style-name="T304"> </text:span><text:span text:style-name="T305">vul </text:span><text:span text:style-name="T307">in </text:span><text:span text:style-name="Strong_20_Emphasis"><text:span text:style-name="T308">Uw n</text:span></text:span><text:span text:style-name="Strong_20_Emphasis"><text:span text:style-name="T309">aam</text:span></text:span><text:span text:style-name="Strong_20_Emphasis"><text:span text:style-name="T296"> </text:span></text:span><text:span text:style-name="Definition"><text:span text:style-name="T5">gebruiker</text:span></text:span><text:span text:style-name="Strong_20_Emphasis"><text:span text:style-name="T297">, <text:line-break/></text:span></text:span><text:span text:style-name="Strong_20_Emphasis"><text:span text:style-name="T309">Naam </text:span></text:span><text:span text:style-name="Strong_20_Emphasis"><text:span text:style-name="T308">van uw </text:span></text:span><text:span text:style-name="Strong_20_Emphasis"><text:span text:style-name="T31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6">,<text:line-break/></text:span></text:span><text:span text:style-name="Strong_20_Emphasis"><text:span text:style-name="T308">Kies een g</text:span></text:span><text:span text:style-name="Strong_20_Emphasis"><text:span text:style-name="T310">ebruikersnaam</text:span></text:span><text:span text:style-name="Strong_20_Emphasis"><text:span text:style-name="T296"> </text:span></text:span><text:span text:style-name="Definition"><text:span text:style-name="T5">gebruikersnaam</text:span></text:span><text:span text:style-name="Strong_20_Emphasis"><text:span text:style-name="T296">,<text:line-break/></text:span></text:span><text:span text:style-name="Strong_20_Emphasis"><text:span text:style-name="T298">g</text:span></text:span><text:span text:style-name="Strong_20_Emphasis"><text:span text:style-name="T287">eef tweemaal een </text:span></text:span><text:span text:style-name="Strong_20_Emphasis"><text:span text:style-name="T302">wachtwoord</text:span></text:span><text:span text:style-name="Strong_20_Emphasis"><text:span text:style-name="T287">,</text:span></text:span><text:span text:style-name="Strong_20_Emphasis"><text:span text:style-name="T299"> </text:span></text:span><text:span text:style-name="Strong_20_Emphasis"><text:span text:style-name="T300">en</text:span></text:span><text:span text:style-name="Strong_20_Emphasis"><text:span text:style-name="T299"> </text:span></text:span><text:span text:style-name="Strong_20_Emphasis"><text:span text:style-name="T301">k</text:span></text:span><text:span text:style-name="Strong_20_Emphasis"><text:span text:style-name="T287">lik op </text:span></text:span><text:span text:style-name="Strong_20_Emphasis"><text:span text:style-name="T302">Verder</text:span></text:span><text:span text:style-name="Strong_20_Emphasis"><text:span text:style-name="T287">.</text:span></text:span></text:p>
          </table:table-cell>
        </table:table-row>
      </table:table>
      <text:p text:style-name="P43"><text:span text:style-name="Strong_20_Emphasis"><text:span text:style-name="T164"/></text:span></text:p>
      <text:list xml:id="list75206949255378" text:continue-numbering="true" text:style-name="L1">
        <text:list-item>
          <text:p text:style-name="P86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7"><text:span text:style-name="Strong_20_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0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4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55">Debian-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4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84"><text:span text:style-name="T234">De </text:span><text:span text:style-name="T235">Super</text:span><text:span text:style-name="T234">-toets </text:span><text:span text:style-name="T240">zit linksonder op het toetsenbord en </text:span><text:span text:style-name="T234">heeft een logo in plaats van alleen letter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7"><text:span text:style-name="Strong_20_Emphasis"><text:span text:style-name="T102"><text:tab/></text:span></text:span></text:p>
      <text:p text:style-name="P48"><text:span text:style-name="Strong_20_Emphasis"><text:span text:style-name="T133"/></text:span></text:p>
      <text:p text:style-name="P49"><text:span text:style-name="Strong_20_Emphasis"><text:span text:style-name="T120"/></text:span></text:p>
      <text:list xml:id="list75207233872153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45"><text:note text:id="ftn9" text:note-class="footnote"><text:note-citation>1</text:note-citation><text:note-body><text:p text:style-name="P69"><text:span text:style-name="User_20_Entry"><text:span text:style-name="T215">E</text:span></text:span><text:span text:style-name="User_20_Entry"><text:span text:style-name="T216">ventuele extra </text:span></text:span><text:span text:style-name="User_20_Entry"><text:span text:style-name="T217">gebruiker</text:span></text:span><text:span text:style-name="User_20_Entry"><text:span text:style-name="T216">s aanmelden en dezelfde stappen uitvoeren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 text:id="ftn10" text:note-class="footnote"><text:note-citation>2</text:note-citation><text:note-body><text:p text:style-name="P84"><text:span text:style-name="T234">De </text:span><text:span text:style-name="T235">Super</text:span><text:span text:style-name="T234">-toets </text:span><text:span text:style-name="T240">zit linksonder op het toetsenbord en </text:span><text:span text:style-name="T234">heeft een logo in plaats van alleen letter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9"><text:span text:style-name="Strong_20_Emphasis"><text:span text:style-name="T150"/></text:span></text:p>
      <text:p text:style-name="P38"/>
      <text:p text:style-name="P38"/>
      <text:p text:style-name="P40"><text:span text:style-name="T229">E</text:span><text:span text:style-name="T230">inde c</text:span><text:span text:style-name="T231">hecklist, </text:span><text:span text:style-name="T232">d</text:span><text:span text:style-name="T231">e installatie van </text:span><text:span text:style-name="T231"><text:reference-ref text:reference-format="text" text:ref-name="Distributie">Ubuntu</text:reference-ref></text:span><text:span text:style-name="T231"><text:s/></text:span><text:span text:style-name="T233"><text:reference-ref text:reference-format="text" text:ref-name="Versie">22.04</text:reference-ref></text:span><text:span text:style-name="Strong_20_Emphasis"><text:span text:style-name="T254"><text:s/></text:span></text:span><text:span text:style-name="Strong_20_Emphasis"><text:span text:style-name="T255">LTS</text:span></text:span><text:span text:style-name="T72"> </text:span><text:span text:style-name="T231"><text:reference-ref text:reference-format="text" text:ref-name="Editie">desktop</text:reference-ref></text:span><text:span text:style-name="T231"><text:s/>is voltooid.</text:span></text:p>
      <text:p text:style-name="P17"/>
      <text:p text:style-name="P7"><text:span text:style-name="Emphasis"><text:span text:style-name="T311">Geschreven </text:span></text:span><text:span text:style-name="Emphasis"><text:span text:style-name="T315">in </text:span></text:span><text:span text:style-name="Emphasis"><text:span text:style-name="T314">2022 </text:span></text:span><text:span text:style-name="Emphasis"><text:span text:style-name="T31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3">Creative Commons Publiek Domein Verklaring</text:span></text:span></text:a><text:span text:style-name="Emphasis"><text:span text:style-name="T31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2-12-21T07:52:04.928469699">21-1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1T07:52:04.742544013</dc:date>
    <meta:keyword>Installatie</meta:keyword>
    <meta:keyword>Checklist</meta:keyword>
    <meta:keyword>Linux</meta:keyword>
    <meta:editing-cycles>6579</meta:editing-cycles>
    <meta:editing-duration>P11DT15H16M40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50" meta:character-count="5045" meta:non-whitespace-character-count="4319"/>
    <meta:user-defined meta:name="Info 1"/>
    <meta:user-defined meta:name="Info 2"/>
    <meta:user-defined meta:name="Info 3"/>
    <meta:user-defined meta:name="Info 4"/>
  </office:meta>
</office:document-meta>
</file>